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de 2013 dedicamos nuestros servicios a todos aquellos que aprecian la pintura en vehiculos de gran porte. Convinando el arte con la pintura automotriz, los detalles y la exclusividad que da un trabajo aerográfico.</text:p>
      <text:p text:style-name="Standard">Nuestros clientes dan garantía de nuestros trabajos.</text:p>
      <text:p text:style-name="Standard">Pinturas Especiales Para Camiones te espera para compartir esta experi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SINGER</meta:initial-creator>
    <meta:creation-date>2023-10-14T10:23:18.19</meta:creation-date>
    <meta:document-statistic meta:table-count="0" meta:image-count="0" meta:object-count="0" meta:page-count="1" meta:paragraph-count="3" meta:word-count="51" meta:character-count="344"/>
    <dc:date>2023-10-14T10:39:14.06</dc:date>
    <dc:creator>CARLOS SINGER</dc:creator>
    <meta:editing-duration>PT35S</meta:editing-duration>
    <meta:editing-cycles>1</meta:editing-cycles>
    <meta:generator>OpenOffice/4.1.14$Win32 OpenOffice.org_project/4114m1$Build-9811</meta:generator>
  </office:meta>
</office:document-meta>
</file>